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es" fo:country="ES"/>
    </style:style>
    <style:style style:name="T1" style:family="text">
      <style:text-properties officeooo:rsid="0013cc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oy de acuerdo con la "Simplicidad por principio" en lo que plantea respecto</text:p>
      <text:p text:style-name="P1">a las pautas para desarrollar una base de <text:span text:style-name="T1">código</text:span> de manera <text:span text:style-name="T1">ágil</text:span> y que sea sencilla de cambiar a posterior. Pero creo que hoy en día la <text:span text:style-name="T1">mayoría</text:span> de las situaciones laborales a la que nos podemos enfrentar involucran sistemas <text:span text:style-name="T1">preexistentes</text:span>, extremadamente complejos, y muchas veces, inestables.</text:p>
      <text:p text:style-name="P1">Sistemas que demandan constantemente alteraciones, e incluso nuevos desarrollos por encima. En muchas de estas situaciones, si no se desarrollaba con tests, o con un pensamiento simple, es muy <text:span text:style-name="T1">difícil</text:span> revertir esta <text:span text:style-name="T1">situación.</text:span></text:p>
      <text:p text:style-name="P1">Incluso en el <text:span text:style-name="T1">día</text:span> a <text:span text:style-name="T1">día</text:span>, muchas de las soluciones que se terminan implementando son las primeras que se piensan, no las mejores. Esto depende mucho del contexto organizacional en el que nos encontremos.</text:p>
      <text:p text:style-name="P1">Lo que si creo que hay que rescatar es que uno tiene que refinar su estilo de abordar los problemas e implementar situaciones de la manera más sencilla posible. Abordarlo como una disciplina interna, y <text:span text:style-name="T1">quizás</text:span> así resulte más sencillo afrontar la creciente complejidad de los sistem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2T08:56:41.472461937</meta:creation-date>
    <dc:date>2022-06-22T09:02:46.818569138</dc:date>
    <meta:editing-duration>PT6M5S</meta:editing-duration>
    <meta:editing-cycles>2</meta:editing-cycles>
    <meta:generator>LibreOffice/6.1.5.2$Linux_X86_64 LibreOffice_project/10$Build-2</meta:generator>
    <meta:document-statistic meta:table-count="0" meta:image-count="0" meta:object-count="0" meta:page-count="1" meta:paragraph-count="5" meta:word-count="174" meta:character-count="1080" meta:non-whitespace-character-count="911"/>
  </office:meta>
</office:document-meta>
</file>